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45b" officeooo:paragraph-rsid="001e2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09:20:05.211000000</meta:creation-date>
    <dc:date>2025-02-21T09:20:09.933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8.4.2$Windows_X86_64 LibreOffice_project/bb3cfa12c7b1bf994ecc5649a80400d06cd71002</meta:generator>
  </office:meta>
</office:document-meta>
</file>